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9_"> </text:span><text:span text:style-name="_31_381">M</text:span><text:span text:style-name="_32_113">c</text:span><text:span text:style-name="_37_81">W</text:span><text:span text:style-name="_31_213">i</text:span><text:span text:style-name="_32_245">l</text:span><text:span text:style-name="_33_01">l</text:span><text:span text:style-name="_31_561">i</text:span><text:span text:style-name="_32_401">a</text:span><text:span text:style-name="_38_17">m</text:span><text:span text:style-name="_31_165">s</text:span><text:span text:style-name="_32_401">e</text:span><text:span text:style-name="_38_41">s</text:span><text:span text:style-name="_39_09"> </text:span><text:span text:style-name="_32_617">A</text:span><text:span text:style-name="_32_29">n</text:span><text:span text:style-name="_31_789">d</text:span><text:span text:style-name="_31_805"> </text:span><text:span text:style-name="_38_89">T</text:span><text:span text:style-name="_31_537">h</text:span><text:span text:style-name="_32_317">e</text:span><text:span text:style-name="_35_"> </text:span><text:span text:style-name="_31_753">B</text:span><text:span text:style-name="_32_149">u</text:span><text:span text:style-name="_35_17">r</text:span><text:span text:style-name="_31_597">g</text:span><text:span text:style-name="_32_425">l</text:span><text:span text:style-name="_32_65">a</text:span><text:span text:style-name="_31_681">r</text:span><text:span text:style-name="_31_805"> </text:span><text:span text:style-name="_36_37">A</text:span><text:span text:style-name="_31_429">l</text:span><text:span text:style-name="_32_641">a</text:span><text:span text:style-name="_37_81">r</text:span><text:span text:style-name="_31_165">m</text:span></text:p>
      <text:p text:style-name="P1"><text:span text:style-name="_36_25">b</text:span><text:span text:style-name="_31_165">y</text:span><text:span text:style-name="_31_805"> </text:span><text:span text:style-name="_37_09">M</text:span><text:span text:style-name="_31_525">a</text:span><text:span text:style-name="_32_677">r</text:span><text:span text:style-name="_38_89">k</text:span><text:span text:style-name="_39_05"> </text:span><text:span text:style-name="_32_677">T</text:span><text:span text:style-name="_36_97">w</text:span><text:span text:style-name="_31_669">a</text:span><text:span text:style-name="_32_389">i</text:span><text:span text:style-name="_35_17">n</text:span></text:p>
      <text:p text:style-name="P1"><text:span text:style-name="_35_29">T</text:span><text:span text:style-name="_31_309">h</text:span><text:span text:style-name="_32_149">e</text:span><text:span text:style-name="_39_"> </text:span><text:span text:style-name="_31_537">c</text:span><text:span text:style-name="_32_677">o</text:span><text:span text:style-name="_36_25">n</text:span><text:span text:style-name="_31_789">v</text:span><text:span text:style-name="_32_041">e</text:span><text:span text:style-name="_38_89">r</text:span><text:span text:style-name="_31_357">s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9"> </text:span><text:span text:style-name="_32_209">d</text:span><text:span text:style-name="_38_41">r</text:span><text:span text:style-name="_31_753">i</text:span><text:span text:style-name="_32_041">f</text:span><text:span text:style-name="_34_21">t</text:span><text:span text:style-name="_31_777">e</text:span><text:span text:style-name="_32_077">d</text:span><text:span text:style-name="_39_"> </text:span><text:span text:style-name="_31_597">s</text:span><text:span text:style-name="_32_209">m</text:span><text:span text:style-name="_34_81">o</text:span><text:span text:style-name="_31_393">o</text:span><text:span text:style-name="_32_281">t</text:span><text:span text:style-name="_34_81">h</text:span><text:span text:style-name="_31_537">l</text:span><text:span text:style-name="_32_317">y</text:span><text:span text:style-name="_39_"> </text:span><text:span text:style-name="_31_501">a</text:span><text:span text:style-name="_32_209">n</text:span><text:span text:style-name="_36_01">d</text:span><text:span text:style-name="_39_09"> </text:span><text:span text:style-name="_32_317">p</text:span><text:span text:style-name="_32_65">l</text:span><text:span text:style-name="_31_789">e</text:span><text:span text:style-name="_32_149">a</text:span><text:span text:style-name="_36_73">s</text:span><text:span text:style-name="_31_789">a</text:span><text:span text:style-name="_32_509">n</text:span><text:span text:style-name="_32_65">t</text:span><text:span text:style-name="_31_129">l</text:span><text:span text:style-name="_32_113">y</text:span><text:span text:style-name="_35_"> </text:span><text:span text:style-name="_31_393">a</text:span><text:span text:style-name="_32_509">l</text:span><text:span text:style-name="_33_01">o</text:span><text:span text:style-name="_31_201">n</text:span><text:span text:style-name="_32_689">g</text:span><text:span text:style-name="_39_"> </text:span><text:span text:style-name="_31_561">f</text:span><text:span text:style-name="_32_137">r</text:span><text:span text:style-name="_35_17">o</text:span><text:span text:style-name="_31_753">m</text:span><text:span text:style-name="_31_809"> </text:span><text:span text:style-name="_32_77">w</text:span><text:span text:style-name="_31_165">e</text:span><text:span text:style-name="_32_389">a</text:span><text:span text:style-name="_38_53">t</text:span><text:span text:style-name="_31_741">h</text:span><text:span text:style-name="_32_653">e</text:span><text:span text:style-name="_34_93">r</text:span><text:span text:style-name="_39_09"> </text:span><text:span text:style-name="_32_677">t</text:span><text:span text:style-name="_34_09">o</text:span><text:span text:style-name="_39_05"> </text:span><text:span text:style-name="_32_137">c</text:span><text:span text:style-name="_38_77">r</text:span><text:span text:style-name="_31_669">o</text:span><text:span text:style-name="_32_401">p</text:span><text:span text:style-name="_38_89">s</text:span><text:span text:style-name="_31_501">,</text:span><text:span text:style-name="_31_809"> </text:span><text:span text:style-name="_37_81">f</text:span><text:span text:style-name="_31_345">r</text:span><text:span text:style-name="_32_257">o</text:span><text:span text:style-name="_35_29">m</text:span><text:span text:style-name="_39_09"> </text:span><text:span text:style-name="_32_581">c</text:span><text:span text:style-name="_32_77">r</text:span><text:span text:style-name="_31_249">o</text:span><text:span text:style-name="_32_581">p</text:span><text:span text:style-name="_32_41">s</text:span><text:span text:style-name="_39_09"> </text:span><text:span text:style-name="_32_473">t</text:span><text:span text:style-name="_38_89">o</text:span><text:span text:style-name="_39_05"> </text:span><text:span text:style-name="_32_605">l</text:span><text:span text:style-name="_35_29">i</text:span><text:span text:style-name="_31_525">t</text:span><text:span text:style-name="_32_461">e</text:span><text:span text:style-name="_35_89">r</text:span><text:span text:style-name="_31_321">a</text:span><text:span text:style-name="_32_029">t</text:span><text:span text:style-name="_32_77">u</text:span><text:span text:style-name="_31_201">r</text:span><text:span text:style-name="_32_497">e</text:span><text:span text:style-name="_33_13">,</text:span><text:span text:style-name="_39_09"> </text:span><text:span text:style-name="_32_041">f</text:span><text:span text:style-name="_37_81">r</text:span><text:span text:style-name="_31_165">o</text:span><text:span text:style-name="_32_617">m</text:span><text:span text:style-name="_35_"> </text:span><text:span text:style-name="_31_309">l</text:span><text:span text:style-name="_32_113">i</text:span><text:span text:style-name="_32_65">t</text:span><text:span text:style-name="_31_201">e</text:span><text:span text:style-name="_32_473">r</text:span><text:span text:style-name="_34_81">a</text:span><text:span text:style-name="_31_393">t</text:span><text:span text:style-name="_32_317">u</text:span><text:span text:style-name="_33_37">r</text:span><text:span text:style-name="_31_789">e</text:span><text:span text:style-name="_31_805"> </text:span><text:span text:style-name="_38_17">t</text:span><text:span text:style-name="_31_669">o</text:span><text:span text:style-name="_31_805"> </text:span><text:span text:style-name="_34_81">s</text:span><text:span text:style-name="_31_213">c</text:span><text:span text:style-name="_32_149">a</text:span><text:span text:style-name="_35_29">n</text:span><text:span text:style-name="_31_597">d</text:span><text:span text:style-name="_32_569">a</text:span><text:span text:style-name="_35_29">l</text:span><text:span text:style-name="_31_417">,</text:span><text:span text:style-name="_31_805"> </text:span><text:span text:style-name="_36_37">f</text:span><text:span text:style-name="_31_129">r</text:span><text:span text:style-name="_32_497">o</text:span><text:span text:style-name="_36_01">m</text:span><text:span text:style-name="_39_09"> </text:span><text:span text:style-name="_32_653">s</text:span><text:span text:style-name="_35_89">c</text:span><text:span text:style-name="_31_237">a</text:span><text:span text:style-name="_32_293">n</text:span><text:span text:style-name="_33_13">d</text:span><text:span text:style-name="_31_537">a</text:span><text:span text:style-name="_32_497">l</text:span><text:span text:style-name="_39_"> </text:span><text:span text:style-name="_31_321">t</text:span><text:span text:style-name="_32_257">o</text:span><text:span text:style-name="_35_"> </text:span><text:span text:style-name="_31_429">r</text:span><text:span text:style-name="_32_641">e</text:span><text:span text:style-name="_32_77">l</text:span><text:span text:style-name="_31_417">i</text:span><text:span text:style-name="_32_329">g</text:span><text:span text:style-name="_32_65">i</text:span><text:span text:style-name="_31_717">o</text:span><text:span text:style-name="_32_641">n</text:span><text:span text:style-name="_36_97">;</text:span><text:span text:style-name="_39_05"> </text:span><text:span text:style-name="_32_245">t</text:span><text:span text:style-name="_33_01">h</text:span><text:span text:style-name="_31_381">e</text:span><text:span text:style-name="_32_137">n</text:span><text:span text:style-name="_39_"> </text:span><text:span text:style-name="_31_609">t</text:span><text:span text:style-name="_32_425">o</text:span><text:span text:style-name="_34_21">o</text:span><text:span text:style-name="_31_321">k</text:span><text:span text:style-name="_31_805"> </text:span><text:span text:style-name="_34_57">a</text:span><text:span text:style-name="_39_05"> </text:span><text:span text:style-name="_32_137">r</text:span><text:span text:style-name="_34_45">a</text:span><text:span text:style-name="_31_165">n</text:span><text:span text:style-name="_32_461">d</text:span><text:span text:style-name="_36_61">o</text:span><text:span text:style-name="_31_141">m</text:span><text:span text:style-name="_31_805"> </text:span><text:span text:style-name="_38_05">j</text:span><text:span text:style-name="_31_357">u</text:span><text:span text:style-name="_32_209">m</text:span><text:span text:style-name="_33_37">p</text:span><text:span text:style-name="_31_609">,</text:span><text:span text:style-name="_31_809"> </text:span><text:span text:style-name="_38_17">a</text:span><text:span text:style-name="_31_753">n</text:span><text:span text:style-name="_32_389">d</text:span><text:span text:style-name="_35_"> </text:span><text:span text:style-name="_31_789">l</text:span><text:span text:style-name="_32_281">a</text:span><text:span text:style-name="_33_49">n</text:span><text:span text:style-name="_31_753">d</text:span><text:span text:style-name="_32_101">e</text:span><text:span text:style-name="_34_57">d</text:span><text:span text:style-name="_39_05"> </text:span><text:span text:style-name="_32_245">o</text:span><text:span text:style-name="_35_29">n</text:span><text:span text:style-name="_39_09"> </text:span><text:span text:style-name="_32_425">t</text:span><text:span text:style-name="_36_61">h</text:span><text:span text:style-name="_31_741">e</text:span><text:span text:style-name="_31_809"> </text:span><text:span text:style-name="_38_89">s</text:span><text:span text:style-name="_31_393">u</text:span><text:span text:style-name="_32_509">b</text:span><text:span text:style-name="_34_21">j</text:span><text:span text:style-name="_31_537">e</text:span><text:span text:style-name="_32_641">c</text:span><text:span text:style-name="_32_65">t</text:span><text:span text:style-name="_39_05"> </text:span><text:span text:style-name="_32_605">o</text:span><text:span text:style-name="_38_17">f</text:span><text:span text:style-name="_39_09"> </text:span><text:span text:style-name="_32_077">b</text:span><text:span text:style-name="_37_69">u</text:span><text:span text:style-name="_31_741">r</text:span><text:span text:style-name="_32_401">g</text:span><text:span text:style-name="_34_81">l</text:span><text:span text:style-name="_31_177">a</text:span><text:span text:style-name="_32_149">r</text:span><text:span text:style-name="_35_"> </text:span><text:span text:style-name="_31_141">a</text:span><text:span text:style-name="_32_077">l</text:span><text:span text:style-name="_32_41">a</text:span><text:span text:style-name="_31_609">r</text:span><text:span text:style-name="_32_317">m</text:span><text:span text:style-name="_33_13">s</text:span><text:span text:style-name="_31_393">.</text:span><text:span text:style-name="_31_809"> </text:span><text:span text:style-name="_33_49">A</text:span><text:span text:style-name="_31_165">n</text:span><text:span text:style-name="_32_461">d</text:span><text:span text:style-name="_35_"> </text:span><text:span text:style-name="_31_249">n</text:span><text:span text:style-name="_32_077">o</text:span><text:span text:style-name="_37_09">w</text:span><text:span text:style-name="_39_05"> </text:span><text:span text:style-name="_32_425">f</text:span><text:span text:style-name="_34_57">o</text:span><text:span text:style-name="_31_141">r</text:span><text:span text:style-name="_31_805"> </text:span><text:span text:style-name="_37_09">t</text:span><text:span text:style-name="_31_705">h</text:span><text:span text:style-name="_32_569">e</text:span><text:span text:style-name="_35_"> </text:span><text:span text:style-name="_31_429">f</text:span><text:span text:style-name="_32_569">i</text:span><text:span text:style-name="_33_01">r</text:span><text:span text:style-name="_31_213">s</text:span><text:span text:style-name="_32_041">t</text:span><text:span text:style-name="_35_"> </text:span><text:span text:style-name="_31_249">t</text:span><text:span text:style-name="_32_689">i</text:span><text:span text:style-name="_34_57">m</text:span><text:span text:style-name="_31_717">e</text:span><text:span text:style-name="_31_809"> </text:span><text:span text:style-name="_38_17">M</text:span><text:span text:style-name="_31_597">r</text:span><text:span text:style-name="_32_065">.</text:span><text:span text:style-name="_39_"> </text:span><text:span text:style-name="_31_753">M</text:span><text:span text:style-name="_32_293">c</text:span><text:span text:style-name="_32_29">W</text:span><text:span text:style-name="_31_201">i</text:span><text:span text:style-name="_32_497">l</text:span><text:span text:style-name="_34_21">l</text:span><text:span text:style-name="_31_489">i</text:span><text:span text:style-name="_32_293">a</text:span><text:span text:style-name="_34_81">m</text:span><text:span text:style-name="_31_501">s</text:span><text:span text:style-name="_31_809"> </text:span><text:span text:style-name="_34_57">s</text:span><text:span text:style-name="_31_165">h</text:span><text:span text:style-name="_32_281">o</text:span><text:span text:style-name="_32_77">w</text:span><text:span text:style-name="_31_681">e</text:span><text:span text:style-name="_32_497">d</text:span><text:span text:style-name="_39_"> </text:span><text:span text:style-name="_31_573">f</text:span><text:span text:style-name="_32_041">e</text:span><text:span text:style-name="_37_09">e</text:span><text:span text:style-name="_31_777">l</text:span><text:span text:style-name="_32_653">i</text:span><text:span text:style-name="_38_77">n</text:span><text:span text:style-name="_31_393">g</text:span><text:span text:style-name="_32_425">.</text:span><text:span text:style-name="_39_"> </text:span><text:span text:style-name="_31_429">W</text:span><text:span text:style-name="_32_077">h</text:span><text:span text:style-name="_36_73">e</text:span><text:span text:style-name="_31_345">n</text:span><text:span text:style-name="_32_293">e</text:span><text:span text:style-name="_37_69">v</text:span><text:span text:style-name="_31_129">e</text:span><text:span text:style-name="_32_509">r</text:span><text:span text:style-name="_35_"> </text:span><text:span text:style-name="_31_141">I</text:span><text:span text:style-name="_31_809"> </text:span><text:span text:style-name="_38_05">p</text:span><text:span text:style-name="_31_777">e</text:span><text:span text:style-name="_32_617">r</text:span><text:span text:style-name="_38_17">c</text:span><text:span text:style-name="_31_177">e</text:span><text:span text:style-name="_32_641">i</text:span><text:span text:style-name="_32_29">v</text:span><text:span text:style-name="_31_393">e</text:span><text:span text:style-name="_31_809"> </text:span><text:span text:style-name="_38_05">t</text:span><text:span text:style-name="_31_537">h</text:span><text:span text:style-name="_32_137">i</text:span><text:span text:style-name="_37_69">s</text:span><text:span text:style-name="_39_05"> </text:span><text:span text:style-name="_32_065">s</text:span><text:span text:style-name="_36_97">i</text:span><text:span text:style-name="_31_357">g</text:span><text:span text:style-name="_32_461">n</text:span><text:span text:style-name="_39_"> </text:span><text:span text:style-name="_31_237">o</text:span><text:span text:style-name="_32_101">n</text:span><text:span text:style-name="_35_"> </text:span><text:span text:style-name="_31_681">t</text:span><text:span text:style-name="_32_281">h</text:span><text:span text:style-name="_35_17">i</text:span><text:span text:style-name="_31_417">s</text:span><text:span text:style-name="_31_809"> </text:span><text:span text:style-name="_36_61">m</text:span><text:span text:style-name="_31_489">a</text:span><text:span text:style-name="_32_317">n</text:span><text:span text:style-name="_33_37">'</text:span><text:span text:style-name="_31_165">s</text:span><text:span text:style-name="_31_809"> </text:span><text:span text:style-name="_36_01">d</text:span><text:span text:style-name="_31_129">i</text:span><text:span text:style-name="_32_077">a</text:span><text:span text:style-name="_37_81">l</text:span><text:span text:style-name="_31_393">,</text:span><text:span text:style-name="_31_809"> </text:span><text:span text:style-name="_38_05">I</text:span><text:span text:style-name="_39_05"> </text:span><text:span text:style-name="_32_473">c</text:span><text:span text:style-name="_37_69">o</text:span><text:span text:style-name="_31_597">m</text:span><text:span text:style-name="_32_581">p</text:span><text:span text:style-name="_33_49">r</text:span><text:span text:style-name="_31_753">e</text:span><text:span text:style-name="_32_041">h</text:span><text:span text:style-name="_34_81">e</text:span><text:span text:style-name="_31_789">n</text:span><text:span text:style-name="_32_029">d</text:span><text:span text:style-name="_39_"> </text:span><text:span text:style-name="_31_753">i</text:span><text:span text:style-name="_32_149">t</text:span><text:span text:style-name="_34_93">,</text:span><text:span text:style-name="_39_09"> </text:span><text:span text:style-name="_32_257">a</text:span><text:span text:style-name="_35_89">n</text:span><text:span text:style-name="_31_201">d</text:span><text:span text:style-name="_31_805"> </text:span><text:span text:style-name="_36_37">l</text:span><text:span text:style-name="_31_429">a</text:span><text:span text:style-name="_32_401">p</text:span><text:span text:style-name="_36_73">s</text:span><text:span text:style-name="_31_321">e</text:span><text:span text:style-name="_31_809"> </text:span><text:span text:style-name="_33_49">i</text:span><text:span text:style-name="_31_213">n</text:span><text:span text:style-name="_32_113">t</text:span><text:span text:style-name="_38_53">o</text:span><text:span text:style-name="_39_05"> </text:span><text:span text:style-name="_32_221">s</text:span><text:span text:style-name="_32_65">i</text:span><text:span text:style-name="_31_489">l</text:span><text:span text:style-name="_32_497">e</text:span><text:span text:style-name="_36_97">n</text:span><text:span text:style-name="_31_753">c</text:span><text:span text:style-name="_32_497">e</text:span><text:span text:style-name="_37_09">,</text:span><text:span text:style-name="_39_09"> </text:span><text:span text:style-name="_32_065">a</text:span><text:span text:style-name="_36_61">n</text:span><text:span text:style-name="_31_417">d</text:span><text:span text:style-name="_31_809"> </text:span><text:span text:style-name="_36_61">g</text:span><text:span text:style-name="_31_741">i</text:span><text:span text:style-name="_32_605">v</text:span><text:span text:style-name="_35_89">e</text:span><text:span text:style-name="_39_09"> </text:span><text:span text:style-name="_32_077">h</text:span><text:span text:style-name="_32_77">i</text:span><text:span text:style-name="_31_201">m</text:span><text:span text:style-name="_31_805"> </text:span><text:span text:style-name="_32_65">o</text:span><text:span text:style-name="_31_321">p</text:span><text:span text:style-name="_32_689">p</text:span><text:span text:style-name="_36_25">o</text:span><text:span text:style-name="_31_177">r</text:span><text:span text:style-name="_32_029">t</text:span><text:span text:style-name="_38_05">u</text:span><text:span text:style-name="_31_681">n</text:span><text:span text:style-name="_32_677">i</text:span><text:span text:style-name="_34_09">t</text:span><text:span text:style-name="_31_345">y</text:span><text:span text:style-name="_31_809"> </text:span><text:span text:style-name="_38_05">t</text:span><text:span text:style-name="_31_381">o</text:span><text:span text:style-name="_31_805"> </text:span><text:span text:style-name="_38_53">u</text:span><text:span text:style-name="_31_753">n</text:span><text:span text:style-name="_32_065">l</text:span><text:span text:style-name="_38_05">o</text:span><text:span text:style-name="_31_597">a</text:span><text:span text:style-name="_32_245">d</text:span><text:span text:style-name="_35_"> </text:span><text:span text:style-name="_31_789">h</text:span><text:span text:style-name="_32_317">i</text:span><text:span text:style-name="_32_41">s</text:span><text:span text:style-name="_39_05"> </text:span><text:span text:style-name="_32_041">h</text:span><text:span text:style-name="_37_81">e</text:span><text:span text:style-name="_31_213">a</text:span><text:span text:style-name="_32_497">r</text:span><text:span text:style-name="_34_93">t</text:span><text:span text:style-name="_31_525">.</text:span><text:span text:style-name="_31_809"> </text:span><text:span text:style-name="_36_25">S</text:span><text:span text:style-name="_31_717">a</text:span><text:span text:style-name="_32_581">i</text:span><text:span text:style-name="_32_29">d</text:span><text:span text:style-name="_39_05"> </text:span><text:span text:style-name="_32_317">h</text:span><text:span text:style-name="_32_41">e</text:span><text:span text:style-name="_31_741">,</text:span><text:span text:style-name="_31_809"> </text:span><text:span text:style-name="_34_93">w</text:span><text:span text:style-name="_31_597">i</text:span><text:span text:style-name="_32_137">t</text:span><text:span text:style-name="_33_01">h</text:span><text:span text:style-name="_39_09"> </text:span><text:span text:style-name="_32_437">b</text:span><text:span text:style-name="_36_25">u</text:span><text:span text:style-name="_31_249">t</text:span><text:span text:style-name="_31_805"> </text:span><text:span text:style-name="_32_65">i</text:span><text:span text:style-name="_31_429">l</text:span><text:span text:style-name="_32_497">l-</text:span><text:span text:style-name="_33_37">c</text:span><text:span text:style-name="_31_681">o</text:span><text:span text:style-name="_32_077">n</text:span><text:span text:style-name="_36_25">t</text:span><text:span text:style-name="_31_177">r</text:span><text:span text:style-name="_32_605">o</text:span><text:span text:style-name="_36_01">l</text:span><text:span text:style-name="_31_789">l</text:span><text:span text:style-name="_32_329">e</text:span><text:span text:style-name="_32_29">d</text:span><text:span text:style-name="_39_05"> </text:span><text:span text:style-name="_32_113">e</text:span><text:span text:style-name="_35_89">m</text:span><text:span text:style-name="_31_357">o</text:span><text:span text:style-name="_32_401">t</text:span><text:span text:style-name="_38_53">i</text:span><text:span text:style-name="_31_705">o</text:span><text:span text:style-name="_32_617">n</text:span><text:span text:style-name="_38_89">:</text:span></text:p>
      <text:p text:style-name="P1"><text:span text:style-name="_38_89">"</text:span><text:span text:style-name="_31_237">I</text:span><text:span text:style-name="_31_809"> </text:span><text:span text:style-name="_33_01">d</text:span><text:span text:style-name="_31_705">o</text:span><text:span text:style-name="_31_809"> </text:span><text:span text:style-name="_36_01">n</text:span><text:span text:style-name="_31_177">o</text:span><text:span text:style-name="_32_437">t</text:span><text:span text:style-name="_39_"> </text:span><text:span text:style-name="_31_321">g</text:span><text:span text:style-name="_32_605">o</text:span><text:span text:style-name="_35_"> </text:span><text:span text:style-name="_31_345">o</text:span><text:span text:style-name="_32_317">n</text:span><text:span text:style-name="_37_81">e</text:span><text:span text:style-name="_39_05"> </text:span><text:span text:style-name="_32_581">s</text:span><text:span text:style-name="_35_89">i</text:span><text:span text:style-name="_31_669">n</text:span><text:span text:style-name="_32_209">g</text:span><text:span text:style-name="_38_17">l</text:span><text:span text:style-name="_31_561">e</text:span><text:span text:style-name="_31_805"> </text:span><text:span text:style-name="_34_45">c</text:span><text:span text:style-name="_31_705">e</text:span><text:span text:style-name="_32_509">n</text:span><text:span text:style-name="_35_17">t</text:span><text:span text:style-name="_39_09"> </text:span><text:span text:style-name="_32_101">o</text:span><text:span text:style-name="_37_81">n</text:span><text:span text:style-name="_39_05"> </text:span><text:span text:style-name="_32_473">b</text:span><text:span text:style-name="_33_01">u</text:span><text:span text:style-name="_31_177">r</text:span><text:span text:style-name="_32_077">g</text:span><text:span text:style-name="_33_49">l</text:span><text:span text:style-name="_31_177">a</text:span><text:span text:style-name="_32_065">r</text:span><text:span text:style-name="_35_"> </text:span><text:span text:style-name="_31_669">a</text:span><text:span text:style-name="_32_461">l</text:span><text:span text:style-name="_37_81">a</text:span><text:span text:style-name="_31_249">r</text:span><text:span text:style-name="_32_641">m</text:span><text:span text:style-name="_36_25">s</text:span><text:span text:style-name="_31_525">,</text:span><text:span text:style-name="_31_809"> </text:span><text:span text:style-name="_36_25">M</text:span><text:span text:style-name="_31_381">r</text:span><text:span text:style-name="_32_101">.</text:span><text:span text:style-name="_35_"> </text:span><text:span text:style-name="_31_357">T</text:span><text:span text:style-name="_32_569">w</text:span><text:span text:style-name="_36_37">a</text:span><text:span text:style-name="_31_237">i</text:span><text:span text:style-name="_32_137">n--</text:span><text:span text:style-name="_38_17">n</text:span><text:span text:style-name="_31_753">o</text:span><text:span text:style-name="_32_641">t</text:span><text:span text:style-name="_35_"> </text:span><text:span text:style-name="_31_777">a</text:span><text:span text:style-name="_31_809"> </text:span><text:span text:style-name="_32_77">s</text:span><text:span text:style-name="_31_429">i</text:span><text:span text:style-name="_32_281">n</text:span><text:span text:style-name="_34_09">g</text:span><text:span text:style-name="_31_201">l</text:span><text:span text:style-name="_32_437">e</text:span><text:span text:style-name="_35_"> </text:span><text:span text:style-name="_31_573">c</text:span><text:span text:style-name="_32_137">e</text:span><text:span text:style-name="_38_17">n</text:span><text:span text:style-name="_31_201">t--</text:span><text:span text:style-name="_33_37">a</text:span><text:span text:style-name="_31_345">n</text:span><text:span text:style-name="_32_605">d</text:span><text:span text:style-name="_39_"> </text:span><text:span text:style-name="_31_165">I</text:span><text:span text:style-name="_31_805"> </text:span><text:span text:style-name="_32_41">w</text:span><text:span text:style-name="_31_129">i</text:span><text:span text:style-name="_32_605">l</text:span><text:span text:style-name="_32_65">l</text:span><text:span text:style-name="_39_05"> </text:span><text:span text:style-name="_32_245">t</text:span><text:span text:style-name="_38_17">e</text:span><text:span text:style-name="_31_777">l</text:span><text:span text:style-name="_32_569">l</text:span><text:span text:style-name="_35_"> </text:span><text:span text:style-name="_31_165">y</text:span><text:span text:style-name="_32_401">o</text:span><text:span text:style-name="_34_09">u</text:span><text:span text:style-name="_39_09"> </text:span><text:span text:style-name="_32_569">w</text:span><text:span text:style-name="_36_73">h</text:span><text:span text:style-name="_31_669">y</text:span><text:span text:style-name="_32_149">.</text:span><text:span text:style-name="_35_"> </text:span><text:span text:style-name="_31_705">W</text:span><text:span text:style-name="_32_653">h</text:span><text:span text:style-name="_36_61">e</text:span><text:span text:style-name="_31_177">n</text:span><text:span text:style-name="_31_805"> </text:span><text:span text:style-name="_33_37">w</text:span><text:span text:style-name="_31_561">e</text:span><text:span text:style-name="_31_805"> </text:span><text:span text:style-name="_37_69">w</text:span><text:span text:style-name="_31_381">e</text:span><text:span text:style-name="_32_329">r</text:span><text:span text:style-name="_38_89">e</text:span><text:span text:style-name="_39_05"> </text:span><text:span text:style-name="_32_317">f</text:span><text:span text:style-name="_38_05">i</text:span><text:span text:style-name="_31_213">n</text:span><text:span text:style-name="_32_617">i</text:span><text:span text:style-name="_33_13">s</text:span><text:span text:style-name="_31_417">h</text:span><text:span text:style-name="_32_389">i</text:span><text:span text:style-name="_32_41">n</text:span><text:span text:style-name="_31_681">g</text:span><text:span text:style-name="_31_809"> </text:span><text:span text:style-name="_38_41">o</text:span><text:span text:style-name="_31_681">u</text:span><text:span text:style-name="_32_677">r</text:span><text:span text:style-name="_39_"> </text:span><text:span text:style-name="_31_777">h</text:span><text:span text:style-name="_32_401">o</text:span><text:span text:style-name="_38_89">u</text:span><text:span text:style-name="_31_393">s</text:span><text:span text:style-name="_32_101">e</text:span><text:span text:style-name="_36_73">,</text:span><text:span text:style-name="_39_09"> </text:span><text:span text:style-name="_32_689">w</text:span><text:span text:style-name="_36_01">e</text:span><text:span text:style-name="_39_05"> </text:span><text:span text:style-name="_32_281">f</text:span><text:span text:style-name="_35_89">o</text:span><text:span text:style-name="_31_141">u</text:span><text:span text:style-name="_32_425">n</text:span><text:span text:style-name="_35_89">d</text:span><text:span text:style-name="_39_09"> </text:span><text:span text:style-name="_32_293">w</text:span><text:span text:style-name="_34_09">e</text:span><text:span text:style-name="_39_09"> </text:span><text:span text:style-name="_32_689">h</text:span><text:span text:style-name="_38_77">a</text:span><text:span text:style-name="_31_525">d</text:span><text:span text:style-name="_31_809"> </text:span><text:span text:style-name="_36_97">a</text:span><text:span text:style-name="_39_05"> </text:span><text:span text:style-name="_32_437">l</text:span><text:span text:style-name="_32_65">i</text:span><text:span text:style-name="_31_309">t</text:span><text:span text:style-name="_32_641">t</text:span><text:span text:style-name="_32_77">l</text:span><text:span text:style-name="_31_573">e</text:span><text:span text:style-name="_31_805"> </text:span><text:span text:style-name="_32_65">c</text:span><text:span text:style-name="_31_561">a</text:span><text:span text:style-name="_32_509">s</text:span><text:span text:style-name="_34_57">h</text:span><text:span text:style-name="_39_05"> </text:span><text:span text:style-name="_32_569">l</text:span><text:span text:style-name="_32_77">e</text:span><text:span text:style-name="_31_777">f</text:span><text:span text:style-name="_32_113">t</text:span><text:span text:style-name="_39_"> </text:span><text:span text:style-name="_31_201">o</text:span><text:span text:style-name="_32_245">v</text:span><text:span text:style-name="_36_25">e</text:span><text:span text:style-name="_31_381">r</text:span><text:span text:style-name="_32_617">,</text:span><text:span text:style-name="_39_"> </text:span><text:span text:style-name="_31_321">o</text:span><text:span text:style-name="_32_077">n</text:span><text:span text:style-name="_39_"> </text:span><text:span text:style-name="_31_489">a</text:span><text:span text:style-name="_32_041">c</text:span><text:span text:style-name="_38_41">c</text:span><text:span text:style-name="_31_561">o</text:span><text:span text:style-name="_32_473">u</text:span><text:span text:style-name="_36_37">n</text:span><text:span text:style-name="_31_789">t</text:span><text:span text:style-name="_31_809"> </text:span><text:span text:style-name="_32_77">o</text:span><text:span text:style-name="_31_525">f</text:span><text:span text:style-name="_31_805"> </text:span><text:span text:style-name="_35_17">t</text:span><text:span text:style-name="_31_501">h</text:span><text:span text:style-name="_32_641">e</text:span><text:span text:style-name="_39_"> </text:span><text:span text:style-name="_31_789">p</text:span><text:span text:style-name="_32_149">l</text:span><text:span text:style-name="_32_41">u</text:span><text:span text:style-name="_31_309">m</text:span><text:span text:style-name="_32_029">b</text:span><text:span text:style-name="_36_97">e</text:span><text:span text:style-name="_31_597">r</text:span><text:span text:style-name="_31_805"> </text:span><text:span text:style-name="_34_81">n</text:span><text:span text:style-name="_31_741">o</text:span><text:span text:style-name="_32_401">t</text:span><text:span text:style-name="_39_"> </text:span><text:span text:style-name="_31_429">k</text:span><text:span text:style-name="_32_509">n</text:span><text:span text:style-name="_33_49">o</text:span><text:span text:style-name="_31_393">w</text:span><text:span text:style-name="_32_137">i</text:span><text:span text:style-name="_32_65">n</text:span><text:span text:style-name="_31_597">g</text:span><text:span text:style-name="_31_809"> </text:span><text:span text:style-name="_35_17">i</text:span><text:span text:style-name="_31_201">t</text:span><text:span text:style-name="_32_101">.</text:span><text:span text:style-name="_39_"> </text:span><text:span text:style-name="_31_429">I</text:span><text:span text:style-name="_31_805"> </text:span><text:span text:style-name="_37_81">w</text:span><text:span text:style-name="_31_597">a</text:span><text:span text:style-name="_32_029">s</text:span><text:span text:style-name="_39_"> </text:span><text:span text:style-name="_31_165">f</text:span><text:span text:style-name="_32_581">o</text:span><text:span text:style-name="_36_97">r</text:span><text:span text:style-name="_39_05"> </text:span><text:span text:style-name="_32_029">e</text:span><text:span text:style-name="_36_01">n</text:span><text:span text:style-name="_31_741">l</text:span><text:span text:style-name="_32_029">i</text:span><text:span text:style-name="_32_41">g</text:span><text:span text:style-name="_31_609">h</text:span><text:span text:style-name="_32_221">t</text:span><text:span text:style-name="_32_41">e</text:span><text:span text:style-name="_31_357">n</text:span><text:span text:style-name="_32_029">i</text:span><text:span text:style-name="_33_49">n</text:span><text:span text:style-name="_31_213">g</text:span><text:span text:style-name="_31_809"> </text:span><text:span text:style-name="_37_69">t</text:span><text:span text:style-name="_31_201">h</text:span><text:span text:style-name="_32_101">e</text:span><text:span text:style-name="_39_"> </text:span><text:span text:style-name="_31_381">h</text:span><text:span text:style-name="_32_401">e</text:span><text:span text:style-name="_32_29">a</text:span><text:span text:style-name="_31_345">t</text:span><text:span text:style-name="_32_065">h</text:span><text:span text:style-name="_35_89">e</text:span><text:span text:style-name="_31_381">n</text:span><text:span text:style-name="_31_809"> </text:span><text:span text:style-name="_33_37">w</text:span><text:span text:style-name="_31_381">i</text:span><text:span text:style-name="_32_689">t</text:span><text:span text:style-name="_34_21">h</text:span><text:span text:style-name="_39_09"> </text:span><text:span text:style-name="_32_677">i</text:span><text:span text:style-name="_37_09">t</text:span><text:span text:style-name="_31_393">,</text:span><text:span text:style-name="_31_809"> </text:span><text:span text:style-name="_34_45">f</text:span><text:span text:style-name="_31_573">o</text:span><text:span text:style-name="_32_461">r</text:span><text:span text:style-name="_39_"> </text:span><text:span text:style-name="_31_141">I</text:span><text:span text:style-name="_31_809"> </text:span><text:span text:style-name="_34_21">w</text:span><text:span text:style-name="_31_525">a</text:span><text:span text:style-name="_32_437">s</text:span><text:span text:style-name="_35_"> </text:span><text:span text:style-name="_31_165">a</text:span><text:span text:style-name="_32_617">l</text:span><text:span text:style-name="_37_81">w</text:span><text:span text:style-name="_31_165">a</text:span><text:span text:style-name="_32_281">y</text:span><text:span text:style-name="_36_73">s</text:span><text:span text:style-name="_39_09"> </text:span><text:span text:style-name="_32_113">u</text:span><text:span text:style-name="_34_21">n</text:span><text:span text:style-name="_31_597">a</text:span><text:span text:style-name="_32_137">c</text:span><text:span text:style-name="_36_73">c</text:span><text:span text:style-name="_31_537">o</text:span><text:span text:style-name="_32_509">u</text:span><text:span text:style-name="_33_13">n</text:span><text:span text:style-name="_31_717">t</text:span><text:span text:style-name="_32_137">a</text:span><text:span text:style-name="_36_61">b</text:span><text:span text:style-name="_31_177">l</text:span><text:span text:style-name="_32_065">y</text:span><text:span text:style-name="_39_"> </text:span><text:span text:style-name="_31_609">d</text:span><text:span text:style-name="_32_113">o</text:span><text:span text:style-name="_35_89">w</text:span><text:span text:style-name="_31_525">n</text:span><text:span text:style-name="_31_809"> </text:span><text:span text:style-name="_32_41">o</text:span><text:span text:style-name="_31_357">n</text:span><text:span text:style-name="_31_805"> </text:span><text:span text:style-name="_38_77">t</text:span><text:span text:style-name="_31_669">h</text:span><text:span text:style-name="_32_245">e</text:span><text:span text:style-name="_35_"> </text:span><text:span text:style-name="_31_789">h</text:span><text:span text:style-name="_32_581">e</text:span><text:span text:style-name="_33_13">a</text:span><text:span text:style-name="_31_561">t</text:span><text:span text:style-name="_32_113">h</text:span><text:span text:style-name="_38_53">e</text:span><text:span text:style-name="_31_129">n</text:span><text:span text:style-name="_31_805"> </text:span><text:span text:style-name="_37_09">s</text:span><text:span text:style-name="_31_321">o</text:span><text:span text:style-name="_32_245">m</text:span><text:span text:style-name="_38_41">e</text:span><text:span text:style-name="_31_321">h</text:span><text:span text:style-name="_32_389">o</text:span><text:span text:style-name="_34_81">w</text:span><text:span text:style-name="_31_129">;</text:span><text:span text:style-name="_31_805"> </text:span><text:span text:style-name="_37_81">b</text:span><text:span text:style-name="_31_753">u</text:span><text:span text:style-name="_32_569">t</text:span><text:span text:style-name="_39_"> </text:span><text:span text:style-name="_31_489">M</text:span><text:span text:style-name="_32_437">r</text:span><text:span text:style-name="_34_81">s</text:span><text:span text:style-name="_31_669">.</text:span><text:span text:style-name="_31_809"> </text:span><text:span text:style-name="_38_89">M</text:span><text:span text:style-name="_31_321">c</text:span><text:span text:style-name="_32_041">W</text:span><text:span text:style-name="_35_89">i</text:span><text:span text:style-name="_31_789">l</text:span><text:span text:style-name="_32_389">l</text:span><text:span text:style-name="_38_89">i</text:span><text:span text:style-name="_31_753">a</text:span><text:span text:style-name="_32_689">m</text:span><text:span text:style-name="_38_41">s</text:span><text:span text:style-name="_39_09"> </text:span><text:span text:style-name="_32_473">s</text:span><text:span text:style-name="_37_69">a</text:span><text:span text:style-name="_31_357">i</text:span><text:span text:style-name="_32_209">d</text:span><text:span text:style-name="_35_"> </text:span><text:span text:style-name="_31_753">n</text:span><text:span text:style-name="_32_569">o</text:span><text:span text:style-name="_36_25">,</text:span><text:span text:style-name="_39_05"> </text:span><text:span text:style-name="_32_581">l</text:span><text:span text:style-name="_38_41">e</text:span><text:span text:style-name="_31_177">t</text:span><text:span text:style-name="_32_689">'</text:span><text:span text:style-name="_35_89">s</text:span><text:span text:style-name="_39_09"> </text:span><text:span text:style-name="_32_257">h</text:span><text:span text:style-name="_36_25">a</text:span><text:span text:style-name="_31_717">v</text:span><text:span text:style-name="_32_653">e</text:span><text:span text:style-name="_39_"> </text:span><text:span text:style-name="_31_393">a</text:span><text:span text:style-name="_31_809"> </text:span><text:span text:style-name="_38_41">b</text:span><text:span text:style-name="_31_489">u</text:span><text:span text:style-name="_32_461">r</text:span><text:span text:style-name="_36_97">g</text:span><text:span text:style-name="_31_417">l</text:span><text:span text:style-name="_32_473">a</text:span><text:span text:style-name="_32_65">r</text:span><text:span text:style-name="_39_09"> </text:span><text:span text:style-name="_32_209">a</text:span><text:span text:style-name="_32_65">l</text:span><text:span text:style-name="_31_597">a</text:span><text:span text:style-name="_32_293">r</text:span><text:span text:style-name="_34_81">m</text:span><text:span text:style-name="_31_489">.</text:span><text:span text:style-name="_31_809"> </text:span><text:span text:style-name="_36_01">I</text:span><text:span text:style-name="_39_05"> </text:span><text:span text:style-name="_32_401">a</text:span><text:span text:style-name="_36_61">g</text:span><text:span text:style-name="_31_573">r</text:span><text:span text:style-name="_32_425">e</text:span><text:span text:style-name="_33_13">e</text:span><text:span text:style-name="_31_177">d</text:span><text:span text:style-name="_31_805"> </text:span><text:span text:style-name="_34_93">t</text:span><text:span text:style-name="_31_165">o</text:span><text:span text:style-name="_31_809"> </text:span><text:span text:style-name="_38_05">t</text:span><text:span text:style-name="_31_777">h</text:span><text:span text:style-name="_32_509">i</text:span><text:span text:style-name="_33_01">s</text:span><text:span text:style-name="_39_09"> </text:span><text:span text:style-name="_32_437">c</text:span><text:span text:style-name="_36_01">o</text:span><text:span text:style-name="_31_381">m</text:span><text:span text:style-name="_32_149">p</text:span><text:span text:style-name="_36_37">r</text:span><text:span text:style-name="_31_237">o</text:span><text:span text:style-name="_32_329">m</text:span><text:span text:style-name="_32_41">i</text:span><text:span text:style-name="_31_177">s</text:span><text:span text:style-name="_32_401">e</text:span><text:span text:style-name="_33_13">.</text:span><text:span text:style-name="_39_05"> </text:span><text:span text:style-name="_32_221">I</text:span><text:span text:style-name="_39_"> </text:span><text:span text:style-name="_31_165">w</text:span><text:span text:style-name="_32_509">i</text:span><text:span text:style-name="_37_69">l</text:span><text:span text:style-name="_31_669">l</text:span><text:span text:style-name="_31_809"> </text:span><text:span text:style-name="_36_25">e</text:span><text:span text:style-name="_31_741">x</text:span><text:span text:style-name="_32_401">p</text:span><text:span text:style-name="_36_97">l</text:span><text:span text:style-name="_31_393">a</text:span><text:span text:style-name="_32_041">i</text:span><text:span text:style-name="_33_49">n</text:span><text:span text:style-name="_39_09"> </text:span><text:span text:style-name="_32_389">t</text:span><text:span text:style-name="_36_01">h</text:span><text:span text:style-name="_31_345">a</text:span><text:span text:style-name="_32_029">t</text:span><text:span text:style-name="_39_"> </text:span><text:span text:style-name="_31_789">w</text:span><text:span text:style-name="_32_461">h</text:span><text:span text:style-name="_34_93">e</text:span><text:span text:style-name="_31_573">n</text:span><text:span text:style-name="_32_581">e</text:span><text:span text:style-name="_34_93">v</text:span><text:span text:style-name="_31_525">e</text:span><text:span text:style-name="_32_329">r</text:span><text:span text:style-name="_39_"> </text:span><text:span text:style-name="_31_753">I</text:span><text:span text:style-name="_31_809"> </text:span><text:span text:style-name="_38_17">w</text:span><text:span text:style-name="_31_393">a</text:span><text:span text:style-name="_32_437">n</text:span><text:span text:style-name="_35_29">t</text:span><text:span text:style-name="_39_05"> </text:span><text:span text:style-name="_32_221">a</text:span><text:span text:style-name="_35_"> </text:span><text:span text:style-name="_31_489">t</text:span><text:span text:style-name="_32_473">h</text:span><text:span text:style-name="_32_41">i</text:span><text:span text:style-name="_31_501">n</text:span><text:span text:style-name="_32_689">g</text:span><text:span text:style-name="_37_09">,</text:span><text:span text:style-name="_39_05"> </text:span><text:span text:style-name="_32_137">a</text:span><text:span text:style-name="_34_81">n</text:span><text:span text:style-name="_31_417">d</text:span><text:span text:style-name="_31_809"> </text:span><text:span text:style-name="_35_29">M</text:span><text:span text:style-name="_31_309">r</text:span><text:span text:style-name="_32_641">s</text:span><text:span text:style-name="_36_61">.</text:span><text:span text:style-name="_39_05"> </text:span><text:span text:style-name="_32_653">M</text:span><text:span text:style-name="_32_29">c</text:span><text:span text:style-name="_31_429">W</text:span><text:span text:style-name="_32_149">i</text:span><text:span text:style-name="_33_01">l</text:span><text:span text:style-name="_31_573">l</text:span><text:span text:style-name="_32_113">i</text:span><text:span text:style-name="_33_37">a</text:span><text:span text:style-name="_31_705">m</text:span><text:span text:style-name="_32_113">s</text:span><text:span text:style-name="_39_"> </text:span><text:span text:style-name="_31_561">w</text:span><text:span text:style-name="_32_437">a</text:span><text:span text:style-name="_36_61">n</text:span><text:span text:style-name="_31_201">t</text:span><text:span text:style-name="_32_077">s</text:span><text:span text:style-name="_39_"> </text:span><text:span text:style-name="_31_345">a</text:span><text:span text:style-name="_32_605">n</text:span><text:span text:style-name="_37_81">o</text:span><text:span text:style-name="_31_345">t</text:span><text:span text:style-name="_32_509">h</text:span><text:span text:style-name="_34_57">e</text:span><text:span text:style-name="_31_501">r</text:span><text:span text:style-name="_31_809"> </text:span><text:span text:style-name="_36_37">t</text:span><text:span text:style-name="_31_201">h</text:span><text:span text:style-name="_32_569">i</text:span><text:span text:style-name="_34_09">n</text:span><text:span text:style-name="_31_249">g</text:span><text:span text:style-name="_32_209">,</text:span><text:span text:style-name="_35_"> </text:span><text:span text:style-name="_31_681">a</text:span><text:span text:style-name="_32_473">n</text:span><text:span text:style-name="_36_25">d</text:span><text:span text:style-name="_39_09"> </text:span><text:span text:style-name="_32_689">w</text:span><text:span text:style-name="_38_53">e</text:span><text:span text:style-name="_39_09"> </text:span><text:span text:style-name="_32_689">d</text:span><text:span text:style-name="_38_05">e</text:span><text:span text:style-name="_31_573">c</text:span><text:span text:style-name="_32_473">i</text:span><text:span text:style-name="_38_05">d</text:span><text:span text:style-name="_31_777">e</text:span><text:span text:style-name="_31_805"> </text:span><text:span text:style-name="_32_29">u</text:span><text:span text:style-name="_31_789">p</text:span><text:span text:style-name="_32_509">o</text:span><text:span text:style-name="_36_25">n</text:span><text:span text:style-name="_39_09"> </text:span><text:span text:style-name="_32_029">t</text:span><text:span text:style-name="_36_97">h</text:span><text:span text:style-name="_31_213">e</text:span><text:span text:style-name="_31_805"> </text:span><text:span text:style-name="_38_89">t</text:span><text:span text:style-name="_31_681">h</text:span><text:span text:style-name="_32_293">i</text:span><text:span text:style-name="_32_41">n</text:span><text:span text:style-name="_31_249">g</text:span><text:span text:style-name="_31_805"> </text:span><text:span text:style-name="_36_73">t</text:span><text:span text:style-name="_31_753">h</text:span><text:span text:style-name="_32_137">a</text:span><text:span text:style-name="_37_09">t</text:span><text:span text:style-name="_39_09"> </text:span><text:span text:style-name="_32_113">M</text:span><text:span text:style-name="_36_61">r</text:span><text:span text:style-name="_31_669">s</text:span><text:span text:style-name="_32_281">.</text:span><text:span text:style-name="_35_"> </text:span><text:span text:style-name="_31_177">M</text:span><text:span text:style-name="_32_317">c</text:span><text:span text:style-name="_35_29">W</text:span><text:span text:style-name="_31_357">i</text:span><text:span text:style-name="_32_425">l</text:span><text:span text:style-name="_34_09">l</text:span><text:span text:style-name="_31_489">i</text:span><text:span text:style-name="_32_281">a</text:span><text:span text:style-name="_38_05">m</text:span><text:span text:style-name="_31_309">s</text:span><text:span text:style-name="_31_809"> </text:span><text:span text:style-name="_38_53">w</text:span><text:span text:style-name="_31_309">a</text:span><text:span text:style-name="_32_401">n</text:span><text:span text:style-name="_34_45">t</text:span><text:span text:style-name="_31_537">s--</text:span><text:span text:style-name="_35_17">a</text:span><text:span text:style-name="_31_573">s</text:span><text:span text:style-name="_31_809"> </text:span><text:span text:style-name="_34_81">w</text:span><text:span text:style-name="_31_249">e</text:span><text:span text:style-name="_31_805"> </text:span><text:span text:style-name="_33_49">a</text:span><text:span text:style-name="_31_561">l</text:span><text:span text:style-name="_32_473">w</text:span><text:span text:style-name="_38_41">a</text:span><text:span text:style-name="_31_429">y</text:span><text:span text:style-name="_32_605">s</text:span><text:span text:style-name="_39_"> </text:span><text:span text:style-name="_31_345">d</text:span><text:span text:style-name="_32_653">o</text:span><text:span text:style-name="_39_"> --</text:span><text:span text:style-name="_36_25">s</text:span><text:span text:style-name="_31_753">h</text:span><text:span text:style-name="_32_605">e</text:span><text:span text:style-name="_39_"> </text:span><text:span text:style-name="_31_249">c</text:span><text:span text:style-name="_32_245">a</text:span><text:span text:style-name="_33_01">l</text:span><text:span text:style-name="_31_789">l</text:span><text:span text:style-name="_32_509">s</text:span><text:span text:style-name="_35_"> </text:span><text:span text:style-name="_31_717">t</text:span><text:span text:style-name="_32_653">h</text:span><text:span text:style-name="_34_57">a</text:span><text:span text:style-name="_31_429">t</text:span><text:span text:style-name="_31_809"> </text:span><text:span text:style-name="_34_09">a</text:span><text:span text:style-name="_39_09"> </text:span><text:span text:style-name="_32_653">c</text:span><text:span text:style-name="_38_17">o</text:span><text:span text:style-name="_31_309">m</text:span><text:span text:style-name="_32_041">p</text:span><text:span text:style-name="_34_81">r</text:span><text:span text:style-name="_31_213">o</text:span><text:span text:style-name="_32_065">m</text:span><text:span text:style-name="_36_73">i</text:span><text:span text:style-name="_31_501">s</text:span><text:span text:style-name="_32_641">e</text:span><text:span text:style-name="_32_65">.</text:span><text:span text:style-name="_39_05"> </text:span><text:span text:style-name="_32_677">V</text:span><text:span text:style-name="_38_41">e</text:span><text:span text:style-name="_31_345">r</text:span><text:span text:style-name="_32_281">y</text:span><text:span text:style-name="_35_"> </text:span><text:span text:style-name="_31_525">w</text:span><text:span text:style-name="_32_221">e</text:span><text:span text:style-name="_35_17">l</text:span><text:span text:style-name="_31_357">l</text:span><text:span text:style-name="_32_137">:</text:span><text:span text:style-name="_39_"> </text:span><text:span text:style-name="_31_177">t</text:span><text:span text:style-name="_32_101">h</text:span><text:span text:style-name="_32_29">e</text:span><text:span text:style-name="_39_05"> </text:span><text:span text:style-name="_32_509">m</text:span><text:span text:style-name="_32_29">a</text:span><text:span text:style-name="_31_213">n</text:span><text:span text:style-name="_31_805"> </text:span><text:span text:style-name="_33_49">c</text:span><text:span text:style-name="_31_777">a</text:span><text:span text:style-name="_32_425">m</text:span><text:span text:style-name="_35_29">e</text:span><text:span text:style-name="_39_09"> </text:span><text:span text:style-name="_32_437">u</text:span><text:span text:style-name="_35_89">p</text:span><text:span text:style-name="_39_09"> </text:span><text:span text:style-name="_32_113">f</text:span><text:span text:style-name="_36_97">r</text:span><text:span text:style-name="_31_501">o</text:span><text:span text:style-name="_32_581">m</text:span><text:span text:style-name="_39_"> </text:span><text:span text:style-name="_31_489">N</text:span><text:span text:style-name="_32_509">e</text:span><text:span text:style-name="_34_57">w</text:span><text:span text:style-name="_39_05"> </text:span><text:span text:style-name="_32_641">Y</text:span><text:span text:style-name="_33_37">o</text:span><text:span text:style-name="_31_705">r</text:span><text:span text:style-name="_32_149">k</text:span><text:span text:style-name="_39_"> </text:span><text:span text:style-name="_31_393">a</text:span><text:span text:style-name="_32_041">n</text:span><text:span text:style-name="_34_81">d</text:span><text:span text:style-name="_39_09"> </text:span><text:span text:style-name="_32_497">p</text:span><text:span text:style-name="_33_37">u</text:span><text:span text:style-name="_31_525">t</text:span><text:span text:style-name="_31_809"> </text:span><text:span text:style-name="_36_61">i</text:span><text:span text:style-name="_31_777">n</text:span><text:span text:style-name="_31_809"> </text:span><text:span text:style-name="_36_73">t</text:span><text:span text:style-name="_31_381">h</text:span><text:span text:style-name="_32_077">e</text:span><text:span text:style-name="_39_"> </text:span><text:span text:style-name="_31_429">a</text:span><text:span text:style-name="_32_329">l</text:span><text:span text:style-name="_34_21">a</text:span><text:span text:style-name="_31_681">r</text:span><text:span text:style-name="_32_245">m</text:span><text:span text:style-name="_34_57">,</text:span><text:span text:style-name="_39_09"> </text:span><text:span text:style-name="_32_689">a</text:span><text:span text:style-name="_36_97">n</text:span><text:span text:style-name="_31_213">d</text:span><text:span text:style-name="_31_809"> </text:span><text:span text:style-name="_38_05">c</text:span><text:span text:style-name="_31_561">h</text:span><text:span text:style-name="_32_245">a</text:span><text:span text:style-name="_32_41">r</text:span><text:span text:style-name="_31_213">g</text:span><text:span text:style-name="_32_401">e</text:span><text:span text:style-name="_35_17">d</text:span><text:span text:style-name="_39_05"> </text:span><text:span text:style-name="_32_425">t</text:span><text:span text:style-name="_32_29">h</text:span><text:span text:style-name="_31_741">r</text:span><text:span text:style-name="_32_617">e</text:span><text:span text:style-name="_32_41">e</text:span><text:span text:style-name="_39_05"> </text:span><text:span text:style-name="_32_293">h</text:span><text:span text:style-name="_38_41">u</text:span><text:span text:style-name="_31_753">n</text:span><text:span text:style-name="_32_209">d</text:span><text:span text:style-name="_33_13">r</text:span><text:span text:style-name="_31_561">e</text:span><text:span text:style-name="_32_605">d</text:span><text:span text:style-name="_39_"> </text:span><text:span text:style-name="_31_597">a</text:span><text:span text:style-name="_32_329">n</text:span><text:span text:style-name="_36_61">d</text:span><text:span text:style-name="_39_05"> </text:span><text:span text:style-name="_32_257">t</text:span><text:span text:style-name="_36_73">w</text:span><text:span text:style-name="_31_705">e</text:span><text:span text:style-name="_32_605">n</text:span><text:span text:style-name="_35_29">t</text:span><text:span text:style-name="_31_129">y-</text:span><text:span text:style-name="_37_81">f</text:span><text:span text:style-name="_31_129">i</text:span><text:span text:style-name="_32_653">v</text:span><text:span text:style-name="_33_13">e</text:span><text:span text:style-name="_39_05"> </text:span><text:span text:style-name="_32_149">d</text:span><text:span text:style-name="_33_37">o</text:span><text:span text:style-name="_31_597">l</text:span><text:span text:style-name="_32_569">l</text:span><text:span text:style-name="_34_09">a</text:span><text:span text:style-name="_31_609">r</text:span><text:span text:style-name="_32_617">s</text:span><text:span text:style-name="_35_"> </text:span><text:span text:style-name="_31_741">f</text:span><text:span text:style-name="_32_677">o</text:span><text:span text:style-name="_34_93">r</text:span><text:span text:style-name="_39_05"> </text:span><text:span text:style-name="_32_245">i</text:span><text:span text:style-name="_33_13">t</text:span><text:span text:style-name="_31_417">,</text:span><text:span text:style-name="_31_805"> </text:span><text:span text:style-name="_32_29">a</text:span><text:span text:style-name="_31_345">n</text:span><text:span text:style-name="_32_293">d</text:span><text:span text:style-name="_35_"> </text:span><text:span text:style-name="_31_345">s</text:span><text:span text:style-name="_32_425">a</text:span><text:span text:style-name="_32_29">i</text:span><text:span text:style-name="_31_705">d</text:span><text:span text:style-name="_31_805"> </text:span><text:span text:style-name="_37_69">w</text:span><text:span text:style-name="_31_237">e</text:span><text:span text:style-name="_31_809"> </text:span><text:span text:style-name="_38_89">c</text:span><text:span text:style-name="_31_357">o</text:span><text:span text:style-name="_32_029">u</text:span><text:span text:style-name="_34_93">l</text:span><text:span text:style-name="_31_561">d</text:span><text:span text:style-name="_31_809"> </text:span><text:span text:style-name="_35_89">s</text:span><text:span text:style-name="_31_669">l</text:span><text:span text:style-name="_32_101">e</text:span><text:span text:style-name="_33_13">e</text:span><text:span text:style-name="_31_525">p</text:span><text:span text:style-name="_31_809"> </text:span><text:span text:style-name="_38_05">w</text:span><text:span text:style-name="_31_165">i</text:span><text:span text:style-name="_32_677">t</text:span><text:span text:style-name="_38_77">h</text:span><text:span text:style-name="_31_525">o</text:span><text:span text:style-name="_32_221">u</text:span><text:span text:style-name="_34_81">t</text:span><text:span text:style-name="_39_09"> </text:span><text:span text:style-name="_32_137">u</text:span><text:span text:style-name="_36_61">n</text:span><text:span text:style-name="_31_681">e</text:span><text:span text:style-name="_32_389">a</text:span><text:span text:style-name="_35_89">s</text:span><text:span text:style-name="_31_789">i</text:span><text:span text:style-name="_32_653">n</text:span><text:span text:style-name="_37_69">e</text:span><text:span text:style-name="_31_501">s</text:span><text:span text:style-name="_32_149">s</text:span><text:span text:style-name="_35_"> </text:span><text:span text:style-name="_31_525">n</text:span><text:span text:style-name="_32_281">o</text:span><text:span text:style-name="_32_41">w</text:span><text:span text:style-name="_31_177">.</text:span><text:span text:style-name="_31_805"> </text:span><text:span text:style-name="_38_89">S</text:span><text:span text:style-name="_31_321">o</text:span><text:span text:style-name="_31_805"> </text:span><text:span text:style-name="_38_89">w</text:span><text:span text:style-name="_31_741">e</text:span><text:span text:style-name="_31_805"> </text:span><text:span text:style-name="_33_13">d</text:span><text:span text:style-name="_31_573">i</text:span><text:span text:style-name="_32_605">d</text:span><text:span text:style-name="_35_"> </text:span><text:span text:style-name="_31_681">f</text:span><text:span text:style-name="_32_677">o</text:span><text:span text:style-name="_32_65">r</text:span><text:span text:style-name="_39_09"> </text:span><text:span text:style-name="_32_065">a</text:span><text:span text:style-name="_32_41">w</text:span><text:span text:style-name="_31_393">h</text:span><text:span text:style-name="_32_605">i</text:span><text:span text:style-name="_34_21">l</text:span><text:span text:style-name="_31_177">e--</text:span><text:span text:style-name="_34_21">s</text:span><text:span text:style-name="_31_201">a</text:span><text:span text:style-name="_32_149">y</text:span><text:span text:style-name="_35_"> </text:span><text:span text:style-name="_31_129">a</text:span><text:span text:style-name="_31_805"> </text:span><text:span text:style-name="_32_65">m</text:span><text:span text:style-name="_31_321">o</text:span><text:span text:style-name="_32_209">n</text:span><text:span text:style-name="_34_45">t</text:span><text:span text:style-name="_31_609">h</text:span><text:span text:style-name="_32_293">.</text:span><text:span text:style-name="_39_"> </text:span><text:span text:style-name="_31_669">T</text:span><text:span text:style-name="_32_137">h</text:span><text:span text:style-name="_38_05">e</text:span><text:span text:style-name="_31_501">n</text:span><text:span text:style-name="_31_809"> </text:span><text:span text:style-name="_32_65">o</text:span><text:span text:style-name="_31_345">n</text:span><text:span text:style-name="_32_497">e</text:span><text:span text:style-name="_35_"> </text:span><text:span text:style-name="_31_393">n</text:span><text:span text:style-name="_32_581">i</text:span><text:span text:style-name="_35_17">g</text:span><text:span text:style-name="_31_537">h</text:span><text:span text:style-name="_32_677">t</text:span><text:span text:style-name="_35_"> </text:span><text:span text:style-name="_31_321">w</text:span><text:span text:style-name="_32_605">e</text:span><text:span text:style-name="_35_"> </text:span><text:span text:style-name="_31_201">s</text:span><text:span text:style-name="_32_281">m</text:span><text:span text:style-name="_35_89">e</text:span><text:span text:style-name="_31_309">l</text:span><text:span text:style-name="_32_605">l</text:span><text:span text:style-name="_38_17">e</text:span><text:span text:style-name="_31_705">d</text:span><text:span text:style-name="_31_805"> </text:span><text:span text:style-name="_34_09">s</text:span><text:span text:style-name="_31_573">m</text:span><text:span text:style-name="_32_209">o</text:span><text:span text:style-name="_35_89">k</text:span><text:span text:style-name="_31_201">e</text:span><text:span text:style-name="_32_209">,</text:span><text:span text:style-name="_39_"> </text:span><text:span text:style-name="_31_213">a</text:span><text:span text:style-name="_32_065">n</text:span><text:span text:style-name="_34_57">d</text:span><text:span text:style-name="_39_09"> </text:span><text:span text:style-name="_32_293">I</text:span><text:span text:style-name="_39_"> </text:span><text:span text:style-name="_31_741">w</text:span><text:span text:style-name="_32_221">a</text:span><text:span text:style-name="_33_49">s</text:span><text:span text:style-name="_39_05"> </text:span><text:span text:style-name="_32_641">a</text:span><text:span text:style-name="_37_81">d</text:span><text:span text:style-name="_31_345">v</text:span><text:span text:style-name="_32_317">i</text:span><text:span text:style-name="_32_41">s</text:span><text:span text:style-name="_31_525">e</text:span><text:span text:style-name="_32_101">d</text:span><text:span text:style-name="_35_"> </text:span><text:span text:style-name="_31_237">t</text:span><text:span text:style-name="_32_077">o</text:span><text:span text:style-name="_39_"> </text:span><text:span text:style-name="_31_345">g</text:span><text:span text:style-name="_32_581">e</text:span><text:span text:style-name="_38_89">t</text:span><text:span text:style-name="_39_09"> </text:span><text:span text:style-name="_32_149">u</text:span><text:span text:style-name="_36_25">p</text:span><text:span text:style-name="_39_09"> </text:span><text:span text:style-name="_32_641">a</text:span><text:span text:style-name="_33_37">n</text:span><text:span text:style-name="_31_501">d</text:span><text:span text:style-name="_31_805"> </text:span><text:span text:style-name="_33_49">s</text:span><text:span text:style-name="_31_489">e</text:span><text:span text:style-name="_32_425">e</text:span><text:span text:style-name="_35_"> </text:span><text:span text:style-name="_31_321">w</text:span><text:span text:style-name="_32_317">h</text:span><text:span text:style-name="_36_25">a</text:span><text:span text:style-name="_31_429">t</text:span><text:span text:style-name="_31_809"> </text:span><text:span text:style-name="_36_61">t</text:span><text:span text:style-name="_31_705">h</text:span><text:span text:style-name="_32_029">e</text:span><text:span text:style-name="_39_"> </text:span><text:span text:style-name="_31_669">m</text:span><text:span text:style-name="_32_041">a</text:span><text:span text:style-name="_36_25">t</text:span><text:span text:style-name="_31_777">t</text:span><text:span text:style-name="_32_293">e</text:span><text:span text:style-name="_37_81">r</text:span><text:span text:style-name="_39_09"> </text:span><text:span text:style-name="_32_329">w</text:span><text:span text:style-name="_34_57">a</text:span><text:span text:style-name="_31_489">s</text:span><text:span text:style-name="_32_389">.</text:span><text:span text:style-name="_39_"> </text:span><text:span text:style-name="_31_501">I</text:span><text:span text:style-name="_31_805"> </text:span><text:span text:style-name="_34_21">l</text:span><text:span text:style-name="_31_789">i</text:span><text:span text:style-name="_32_257">t</text:span><text:span text:style-name="_39_"> </text:span><text:span text:style-name="_31_537">a</text:span><text:span text:style-name="_31_805"> </text:span><text:span text:style-name="_36_37">c</text:span><text:span text:style-name="_31_753">a</text:span><text:span text:style-name="_32_677">n</text:span><text:span text:style-name="_33_13">d</text:span><text:span text:style-name="_31_609">l</text:span><text:span text:style-name="_32_401">e</text:span><text:span text:style-name="_36_01">,</text:span><text:span text:style-name="_39_05"> </text:span><text:span text:style-name="_32_461">a</text:span><text:span text:style-name="_36_25">n</text:span><text:span text:style-name="_31_681">d</text:span><text:span text:style-name="_31_809"> </text:span><text:span text:style-name="_33_01">s</text:span><text:span text:style-name="_31_669">t</text:span><text:span text:style-name="_32_569">a</text:span><text:span text:style-name="_36_25">r</text:span><text:span text:style-name="_31_129">t</text:span><text:span text:style-name="_32_137">e</text:span><text:span text:style-name="_33_37">d</text:span><text:span text:style-name="_39_05"> </text:span><text:span text:style-name="_32_281">t</text:span><text:span text:style-name="_36_73">o</text:span><text:span text:style-name="_31_165">w</text:span><text:span text:style-name="_32_065">a</text:span><text:span text:style-name="_34_21">r</text:span><text:span text:style-name="_31_609">d</text:span><text:span text:style-name="_31_809"> </text:span><text:span text:style-name="_35_17">t</text:span><text:span text:style-name="_31_753">h</text:span><text:span text:style-name="_32_113">e</text:span><text:span text:style-name="_35_"> </text:span><text:span text:style-name="_31_249">s</text:span><text:span text:style-name="_32_473">t</text:span><text:span text:style-name="_34_57">a</text:span><text:span text:style-name="_31_429">i</text:span><text:span text:style-name="_32_389">r</text:span><text:span text:style-name="_34_57">s</text:span><text:span text:style-name="_31_321">,</text:span><text:span text:style-name="_31_809"> </text:span><text:span text:style-name="_34_57">a</text:span><text:span text:style-name="_31_573">n</text:span><text:span text:style-name="_32_437">d</text:span><text:span text:style-name="_39_"> </text:span><text:span text:style-name="_31_345">m</text:span><text:span text:style-name="_32_281">e</text:span><text:span text:style-name="_37_09">t</text:span><text:span text:style-name="_39_05"> </text:span><text:span text:style-name="_32_605">a</text:span><text:span text:style-name="_39_"> </text:span><text:span text:style-name="_31_201">b</text:span><text:span text:style-name="_32_389">u</text:span><text:span text:style-name="_32_65">r</text:span><text:span text:style-name="_31_501">g</text:span><text:span text:style-name="_32_569">l</text:span><text:span text:style-name="_36_37">a</text:span><text:span text:style-name="_31_141">r</text:span><text:span text:style-name="_31_805"> </text:span><text:span text:style-name="_38_17">c</text:span><text:span text:style-name="_31_789">o</text:span><text:span text:style-name="_32_029">m</text:span><text:span text:style-name="_38_17">i</text:span><text:span text:style-name="_31_345">n</text:span><text:span text:style-name="_32_065">g</text:span><text:span text:style-name="_39_"> </text:span><text:span text:style-name="_31_525">o</text:span><text:span text:style-name="_32_293">u</text:span><text:span text:style-name="_34_21">t</text:span><text:span text:style-name="_39_05"> </text:span><text:span text:style-name="_32_257">o</text:span><text:span text:style-name="_34_21">f</text:span><text:span text:style-name="_39_05"> </text:span><text:span text:style-name="_32_257">a</text:span><text:span text:style-name="_39_"> </text:span><text:span text:style-name="_31_129">r</text:span><text:span text:style-name="_32_581">o</text:span><text:span text:style-name="_35_17">o</text:span><text:span text:style-name="_31_753">m</text:span><text:span text:style-name="_31_805"> </text:span><text:span text:style-name="_34_21">w</text:span><text:span text:style-name="_31_381">i</text:span><text:span text:style-name="_32_677">t</text:span><text:span text:style-name="_38_89">h</text:span><text:span text:style-name="_39_09"> </text:span><text:span text:style-name="_32_401">a</text:span><text:span text:style-name="_39_"> </text:span><text:span text:style-name="_31_357">b</text:span><text:span text:style-name="_32_653">a</text:span><text:span text:style-name="_35_17">s</text:span><text:span text:style-name="_31_309">k</text:span><text:span text:style-name="_32_113">e</text:span><text:span text:style-name="_37_81">t</text:span><text:span text:style-name="_39_09"> </text:span><text:span text:style-name="_32_461">o</text:span><text:span text:style-name="_34_57">f</text:span><text:span text:style-name="_39_05"> </text:span><text:span text:style-name="_32_209">t</text:span><text:span text:style-name="_32_41">i</text:span><text:span text:style-name="_31_561">n</text:span><text:span text:style-name="_32_317">w</text:span><text:span text:style-name="_36_97">a</text:span><text:span text:style-name="_31_609">r</text:span><text:span text:style-name="_32_461">e</text:span><text:span text:style-name="_38_05">,</text:span><text:span text:style-name="_39_05"> </text:span><text:span text:style-name="_32_605">w</text:span><text:span text:style-name="_36_01">h</text:span><text:span text:style-name="_31_789">i</text:span><text:span text:style-name="_32_137">c</text:span><text:span text:style-name="_32_29">h</text:span><text:span text:style-name="_39_09"> </text:span><text:span text:style-name="_32_209">h</text:span><text:span text:style-name="_34_09">e</text:span><text:span text:style-name="_39_09"> </text:span><text:span text:style-name="_32_101">h</text:span><text:span text:style-name="_32_29">a</text:span><text:span text:style-name="_31_249">d</text:span><text:span text:style-name="_31_805"> </text:span><text:span text:style-name="_35_29">m</text:span><text:span text:style-name="_31_381">i</text:span><text:span text:style-name="_32_389">s</text:span><text:span text:style-name="_33_49">t</text:span><text:span text:style-name="_31_597">a</text:span><text:span text:style-name="_32_065">k</text:span><text:span text:style-name="_36_61">e</text:span><text:span text:style-name="_31_393">n</text:span><text:span text:style-name="_31_805"> </text:span><text:span text:style-name="_33_37">f</text:span><text:span text:style-name="_31_597">o</text:span><text:span text:style-name="_32_509">r</text:span><text:span text:style-name="_35_"> </text:span><text:span text:style-name="_31_429">s</text:span><text:span text:style-name="_32_677">o</text:span><text:span text:style-name="_38_41">l</text:span><text:span text:style-name="_31_165">i</text:span><text:span text:style-name="_32_065">d</text:span><text:span text:style-name="_39_"> </text:span><text:span text:style-name="_31_705">s</text:span><text:span text:style-name="_32_641">i</text:span><text:span text:style-name="_38_41">l</text:span><text:span text:style-name="_31_381">v</text:span><text:span text:style-name="_32_677">e</text:span><text:span text:style-name="_37_09">r</text:span><text:span text:style-name="_39_05"> </text:span><text:span text:style-name="_32_569">i</text:span><text:span text:style-name="_37_81">n</text:span><text:span text:style-name="_39_09"> </text:span><text:span text:style-name="_32_641">t</text:span><text:span text:style-name="_38_05">h</text:span><text:span text:style-name="_31_537">e</text:span><text:span text:style-name="_31_809"> </text:span><text:span text:style-name="_37_81">d</text:span><text:span text:style-name="_31_249">a</text:span><text:span text:style-name="_32_677">r</text:span><text:span text:style-name="_38_89">k</text:span><text:span text:style-name="_31_561">.</text:span><text:span text:style-name="_31_805"> </text:span><text:span text:style-name="_33_37">H</text:span><text:span text:style-name="_31_609">e</text:span><text:span text:style-name="_31_805"> </text:span><text:span text:style-name="_34_09">w</text:span><text:span text:style-name="_31_597">a</text:span><text:span text:style-name="_32_029">s</text:span><text:span text:style-name="_39_"> </text:span><text:span text:style-name="_31_753">s</text:span><text:span text:style-name="_32_113">m</text:span><text:span text:style-name="_34_21">o</text:span><text:span text:style-name="_31_705">k</text:span><text:span text:style-name="_32_293">i</text:span><text:span text:style-name="_34_57">n</text:span><text:span text:style-name="_31_309">g</text:span><text:span text:style-name="_31_809"> </text:span><text:span text:style-name="_38_89">a</text:span><text:span text:style-name="_39_09"> </text:span><text:span text:style-name="_32_617">p</text:span><text:span text:style-name="_33_37">i</text:span><text:span text:style-name="_31_789">p</text:span><text:span text:style-name="_32_425">e</text:span><text:span text:style-name="_33_13">.</text:span><text:span text:style-name="_39_05"> </text:span><text:span text:style-name="_32_653">I</text:span><text:span text:style-name="_35_"> </text:span><text:span text:style-name="_31_705">s</text:span><text:span text:style-name="_32_149">a</text:span><text:span text:style-name="_33_49">i</text:span><text:span text:style-name="_31_789">d</text:span><text:span text:style-name="_32_617">,</text:span><text:span text:style-name="_35_"> </text:span><text:span text:style-name="_31_141">'</text:span><text:span text:style-name="_32_257">M</text:span><text:span text:style-name="_38_41">y</text:span><text:span text:style-name="_39_09"> </text:span><text:span text:style-name="_32_245">f</text:span><text:span text:style-name="_38_17">r</text:span><text:span text:style-name="_31_561">i</text:span><text:span text:style-name="_32_137">e</text:span><text:span text:style-name="_33_01">n</text:span><text:span text:style-name="_31_525">d</text:span><text:span text:style-name="_32_077">,</text:span><text:span text:style-name="_39_"> </text:span><text:span text:style-name="_31_741">w</text:span><text:span text:style-name="_32_245">e</text:span><text:span text:style-name="_35_"> </text:span><text:span text:style-name="_31_717">d</text:span><text:span text:style-name="_32_317">o</text:span><text:span text:style-name="_39_"> </text:span><text:span text:style-name="_31_489">n</text:span><text:span text:style-name="_32_569">o</text:span><text:span text:style-name="_36_01">t</text:span><text:span text:style-name="_39_05"> </text:span><text:span text:style-name="_32_029">a</text:span><text:span text:style-name="_37_09">l</text:span><text:span text:style-name="_31_681">l</text:span><text:span text:style-name="_32_245">o</text:span><text:span text:style-name="_38_53">w</text:span><text:span text:style-name="_39_09"> </text:span><text:span text:style-name="_32_281">s</text:span><text:span text:style-name="_36_01">m</text:span><text:span text:style-name="_31_597">o</text:span><text:span text:style-name="_32_401">k</text:span><text:span text:style-name="_32_77">i</text:span><text:span text:style-name="_31_741">n</text:span><text:span text:style-name="_32_293">g</text:span><text:span text:style-name="_35_"> </text:span><text:span text:style-name="_31_537">i</text:span><text:span text:style-name="_32_041">n</text:span><text:span text:style-name="_35_"> </text:span><text:span text:style-name="_31_741">t</text:span><text:span text:style-name="_32_605">h</text:span><text:span text:style-name="_34_57">i</text:span><text:span text:style-name="_31_741">s</text:span><text:span text:style-name="_31_809"> </text:span><text:span text:style-name="_38_53">r</text:span><text:span text:style-name="_31_525">o</text:span><text:span text:style-name="_32_677">o</text:span><text:span text:style-name="_33_13">m</text:span><text:span text:style-name="_31_309">.</text:span><text:span text:style-name="_32_317">'</text:span><text:span text:style-name="_39_"> </text:span><text:span text:style-name="_31_417">H</text:span><text:span text:style-name="_32_029">e</text:span><text:span text:style-name="_39_"> </text:span><text:span text:style-name="_31_525">s</text:span><text:span text:style-name="_32_605">a</text:span><text:span text:style-name="_36_61">i</text:span><text:span text:style-name="_31_213">d</text:span><text:span text:style-name="_31_809"> </text:span><text:span text:style-name="_33_13">h</text:span><text:span text:style-name="_31_777">e</text:span><text:span text:style-name="_31_809"> </text:span><text:span text:style-name="_37_09">w</text:span><text:span text:style-name="_31_249">a</text:span><text:span text:style-name="_32_473">s</text:span><text:span text:style-name="_39_"> </text:span><text:span text:style-name="_31_597">a</text:span><text:span text:style-name="_31_809"> </text:span><text:span text:style-name="_34_57">s</text:span><text:span text:style-name="_31_501">t</text:span><text:span text:style-name="_32_653">r</text:span><text:span text:style-name="_36_97">a</text:span><text:span text:style-name="_31_789">n</text:span><text:span text:style-name="_32_569">g</text:span><text:span text:style-name="_33_37">e</text:span><text:span text:style-name="_31_789">r</text:span><text:span text:style-name="_32_041">,</text:span><text:span text:style-name="_35_"> </text:span><text:span text:style-name="_31_789">a</text:span><text:span text:style-name="_32_245">n</text:span><text:span text:style-name="_34_57">d</text:span><text:span text:style-name="_39_09"> </text:span><text:span text:style-name="_32_281">c</text:span><text:span text:style-name="_37_69">o</text:span><text:span text:style-name="_31_393">u</text:span><text:span text:style-name="_32_137">l</text:span><text:span text:style-name="_34_45">d</text:span><text:span text:style-name="_39_09"> </text:span><text:span text:style-name="_32_281">n</text:span><text:span text:style-name="_34_21">o</text:span><text:span text:style-name="_31_681">t</text:span><text:span text:style-name="_31_805"> </text:span><text:span text:style-name="_36_73">b</text:span><text:span text:style-name="_31_705">e</text:span><text:span text:style-name="_31_809"> </text:span><text:span text:style-name="_37_09">e</text:span><text:span text:style-name="_31_417">x</text:span><text:span text:style-name="_32_461">p</text:span><text:span text:style-name="_33_13">e</text:span><text:span text:style-name="_31_705">c</text:span><text:span text:style-name="_32_221">t</text:span><text:span text:style-name="_36_61">e</text:span><text:span text:style-name="_31_237">d</text:span><text:span text:style-name="_31_809"> </text:span><text:span text:style-name="_35_29">t</text:span><text:span text:style-name="_31_177">o</text:span><text:span text:style-name="_31_809"> </text:span><text:span text:style-name="_37_81">k</text:span><text:span text:style-name="_31_489">n</text:span><text:span text:style-name="_32_605">o</text:span><text:span text:style-name="_36_25">w</text:span><text:span text:style-name="_39_09"> </text:span><text:span text:style-name="_32_497">t</text:span><text:span text:style-name="_37_69">h</text:span><text:span text:style-name="_31_777">e</text:span><text:span text:style-name="_31_809"> </text:span><text:span text:style-name="_32_41">r</text:span><text:span text:style-name="_31_393">u</text:span><text:span text:style-name="_32_569">l</text:span><text:span text:style-name="_34_09">e</text:span><text:span text:style-name="_31_573">s</text:span><text:span text:style-name="_31_809"> </text:span><text:span text:style-name="_36_61">o</text:span><text:span text:style-name="_31_321">f</text:span><text:span text:style-name="_31_809"> </text:span><text:span text:style-name="_36_73">t</text:span><text:span text:style-name="_31_129">h</text:span><text:span text:style-name="_32_113">e</text:span><text:span text:style-name="_35_"> </text:span><text:span text:style-name="_31_561">h</text:span><text:span text:style-name="_32_329">o</text:span><text:span text:style-name="_33_01">u</text:span><text:span text:style-name="_31_357">s</text:span><text:span text:style-name="_32_569">e</text:span><text:span text:style-name="_35_29">:</text:span><text:span text:style-name="_39_05"> </text:span><text:span text:style-name="_32_401">s</text:span><text:span text:style-name="_34_45">a</text:span><text:span text:style-name="_31_537">i</text:span><text:span text:style-name="_32_617">d</text:span><text:span text:style-name="_39_"> </text:span><text:span text:style-name="_31_345">h</text:span><text:span text:style-name="_32_101">e</text:span><text:span text:style-name="_39_"> </text:span><text:span text:style-name="_31_165">h</text:span><text:span text:style-name="_32_473">a</text:span><text:span text:style-name="_36_61">d</text:span><text:span text:style-name="_39_09"> </text:span><text:span text:style-name="_32_437">b</text:span><text:span text:style-name="_33_01">e</text:span><text:span text:style-name="_31_561">e</text:span><text:span text:style-name="_32_317">n</text:span><text:span text:style-name="_35_"> </text:span><text:span text:style-name="_31_129">i</text:span><text:span text:style-name="_32_137">n</text:span><text:span text:style-name="_39_"> </text:span><text:span text:style-name="_31_561">m</text:span><text:span text:style-name="_32_137">a</text:span><text:span text:style-name="_38_77">n</text:span><text:span text:style-name="_31_753">y</text:span><text:span text:style-name="_31_805"> </text:span><text:span text:style-name="_33_37">h</text:span><text:span text:style-name="_31_561">o</text:span><text:span text:style-name="_32_473">u</text:span><text:span text:style-name="_35_89">s</text:span><text:span text:style-name="_31_357">e</text:span><text:span text:style-name="_32_065">s</text:span><text:span text:style-name="_39_"> </text:span><text:span text:style-name="_31_429">j</text:span><text:span text:style-name="_32_113">u</text:span><text:span text:style-name="_36_97">s</text:span><text:span text:style-name="_31_705">t</text:span><text:span text:style-name="_31_809"> </text:span><text:span text:style-name="_34_09">a</text:span><text:span text:style-name="_31_309">s</text:span><text:span text:style-name="_31_805"> </text:span><text:span text:style-name="_36_73">g</text:span><text:span text:style-name="_31_129">o</text:span><text:span text:style-name="_32_041">o</text:span><text:span text:style-name="_38_41">d</text:span><text:span text:style-name="_39_05"> </text:span><text:span text:style-name="_32_029">a</text:span><text:span text:style-name="_32_65">s</text:span><text:span text:style-name="_39_05"> </text:span><text:span text:style-name="_32_617">t</text:span><text:span text:style-name="_33_37">h</text:span><text:span text:style-name="_31_165">i</text:span><text:span text:style-name="_32_113">s</text:span><text:span text:style-name="_39_"> </text:span><text:span text:style-name="_31_141">o</text:span><text:span text:style-name="_32_605">n</text:span><text:span text:style-name="_38_41">e</text:span><text:span text:style-name="_31_129">,</text:span><text:span text:style-name="_31_809"> </text:span><text:span text:style-name="_36_01">a</text:span><text:span text:style-name="_31_753">n</text:span><text:span text:style-name="_32_677">d</text:span><text:span text:style-name="_35_"> </text:span><text:span text:style-name="_31_393">i</text:span><text:span text:style-name="_32_065">t</text:span><text:span text:style-name="_39_"> </text:span><text:span text:style-name="_31_177">h</text:span><text:span text:style-name="_32_137">a</text:span><text:span text:style-name="_36_61">d</text:span><text:span text:style-name="_39_09"> </text:span><text:span text:style-name="_32_605">n</text:span><text:span text:style-name="_37_81">e</text:span><text:span text:style-name="_31_165">v</text:span><text:span text:style-name="_32_437">e</text:span><text:span text:style-name="_32_41">r</text:span><text:span text:style-name="_39_05"> </text:span><text:span text:style-name="_32_641">b</text:span><text:span text:style-name="_32_77">e</text:span><text:span text:style-name="_31_573">e</text:span><text:span text:style-name="_32_389">n</text:span><text:span text:style-name="_35_"> </text:span><text:span text:style-name="_31_357">o</text:span><text:span text:style-name="_32_677">b</text:span><text:span text:style-name="_36_37">j</text:span><text:span text:style-name="_31_129">e</text:span><text:span text:style-name="_32_689">c</text:span><text:span text:style-name="_38_41">t</text:span><text:span text:style-name="_31_681">e</text:span><text:span text:style-name="_32_389">d</text:span><text:span text:style-name="_39_"> </text:span><text:span text:style-name="_31_429">t</text:span><text:span text:style-name="_32_137">o</text:span><text:span text:style-name="_39_"> </text:span><text:span text:style-name="_31_213">b</text:span><text:span text:style-name="_32_293">e</text:span><text:span text:style-name="_38_89">f</text:span><text:span text:style-name="_31_357">o</text:span><text:span text:style-name="_32_617">r</text:span><text:span text:style-name="_34_45">e</text:span><text:span text:style-name="_31_393">.</text:span><text:span text:style-name="_31_809"> </text:span><text:span text:style-name="_36_01">H</text:span><text:span text:style-name="_31_321">e</text:span><text:span text:style-name="_31_809"> </text:span><text:span text:style-name="_33_01">a</text:span><text:span text:style-name="_31_141">d</text:span><text:span text:style-name="_32_317">d</text:span><text:span text:style-name="_32_77">e</text:span><text:span text:style-name="_31_381">d</text:span><text:span text:style-name="_31_809"> </text:span><text:span text:style-name="_38_53">t</text:span><text:span text:style-name="_31_129">h</text:span><text:span text:style-name="_32_029">a</text:span><text:span text:style-name="_36_01">t</text:span><text:span text:style-name="_39_09"> </text:span><text:span text:style-name="_32_245">a</text:span><text:span text:style-name="_32_29">s</text:span><text:span text:style-name="_39_09"> </text:span><text:span text:style-name="_32_245">f</text:span><text:span text:style-name="_34_81">a</text:span><text:span text:style-name="_31_321">r</text:span><text:span text:style-name="_31_809"> </text:span><text:span text:style-name="_38_77">a</text:span><text:span text:style-name="_31_489">s</text:span><text:span text:style-name="_31_805"> </text:span><text:span text:style-name="_36_37">h</text:span><text:span text:style-name="_31_357">i</text:span><text:span text:style-name="_32_689">s</text:span><text:span text:style-name="_35_"> </text:span><text:span text:style-name="_31_681">e</text:span><text:span text:style-name="_32_137">x</text:span><text:span text:style-name="_38_17">p</text:span><text:span text:style-name="_31_489">e</text:span><text:span text:style-name="_32_425">r</text:span><text:span text:style-name="_36_61">i</text:span><text:span text:style-name="_31_777">e</text:span><text:span text:style-name="_32_617">n</text:span><text:span text:style-name="_33_49">c</text:span><text:span text:style-name="_31_609">e</text:span><text:span text:style-name="_31_809"> </text:span><text:span text:style-name="_33_49">w</text:span><text:span text:style-name="_31_393">e</text:span><text:span text:style-name="_32_113">n</text:span><text:span text:style-name="_38_17">t</text:span><text:span text:style-name="_31_705">,</text:span><text:span text:style-name="_31_809"> </text:span><text:span text:style-name="_33_37">s</text:span><text:span text:style-name="_31_129">u</text:span><text:span text:style-name="_32_245">c</text:span><text:span text:style-name="_33_49">h</text:span><text:span text:style-name="_39_09"> </text:span><text:span text:style-name="_32_389">r</text:span><text:span text:style-name="_34_09">u</text:span><text:span text:style-name="_31_561">l</text:span><text:span text:style-name="_32_245">e</text:span><text:span text:style-name="_36_01">s</text:span><text:span text:style-name="_39_09"> </text:span><text:span text:style-name="_32_041">h</text:span><text:span text:style-name="_36_37">a</text:span><text:span text:style-name="_31_681">d</text:span><text:span text:style-name="_31_809"> </text:span><text:span text:style-name="_36_61">n</text:span><text:span text:style-name="_31_213">e</text:span><text:span text:style-name="_32_473">v</text:span><text:span text:style-name="_34_21">e</text:span><text:span text:style-name="_31_309">r</text:span><text:span text:style-name="_31_809"> </text:span><text:span text:style-name="_33_01">b</text:span><text:span text:style-name="_31_309">e</text:span><text:span text:style-name="_32_389">e</text:span><text:span text:style-name="_38_89">n</text:span><text:span text:style-name="_39_05"> </text:span><text:span text:style-name="_32_581">c</text:span><text:span text:style-name="_38_89">o</text:span><text:span text:style-name="_31_717">n</text:span><text:span text:style-name="_32_497">s</text:span><text:span text:style-name="_36_01">i</text:span><text:span text:style-name="_31_597">d</text:span><text:span text:style-name="_32_497">e</text:span><text:span text:style-name="_32_29">r</text:span><text:span text:style-name="_31_525">e</text:span><text:span text:style-name="_32_641">d</text:span><text:span text:style-name="_39_"> </text:span><text:span text:style-name="_31_717">t</text:span><text:span text:style-name="_32_281">o</text:span><text:span text:style-name="_35_"> </text:span><text:span text:style-name="_31_429">a</text:span><text:span text:style-name="_32_329">p</text:span><text:span text:style-name="_32_77">p</text:span><text:span text:style-name="_31_141">l</text:span><text:span text:style-name="_32_401">y</text:span><text:span text:style-name="_35_"> </text:span><text:span text:style-name="_31_705">t</text:span><text:span text:style-name="_32_497">o</text:span><text:span text:style-name="_39_"> </text:span><text:span text:style-name="_31_381">b</text:span><text:span text:style-name="_32_497">u</text:span><text:span text:style-name="_34_57">r</text:span><text:span text:style-name="_31_777">g</text:span><text:span text:style-name="_32_389">l</text:span><text:span text:style-name="_34_57">a</text:span><text:span text:style-name="_31_429">r</text:span><text:span text:style-name="_32_509">s</text:span><text:span text:style-name="_35_89">,</text:span><text:span text:style-name="_39_09"> </text:span><text:span text:style-name="_32_257">a</text:span><text:span text:style-name="_34_81">n</text:span><text:span text:style-name="_31_129">y</text:span><text:span text:style-name="_32_425">w</text:span><text:span text:style-name="_35_29">a</text:span><text:span text:style-name="_31_681">y</text:span><text:span text:style-name="_32_257">.</text:span></text:p>
      <text:p text:style-name="P1"><text:span text:style-name="_34_57">"</text:span><text:span text:style-name="_31_573">I</text:span><text:span text:style-name="_31_805"> </text:span><text:span text:style-name="_34_21">s</text:span><text:span text:style-name="_31_525">a</text:span><text:span text:style-name="_32_653">i</text:span><text:span text:style-name="_34_09">d</text:span><text:span text:style-name="_31_417">:</text:span><text:span text:style-name="_31_805"> </text:span><text:span text:style-name="_37_09">'</text:span><text:span text:style-name="_31_321">S</text:span><text:span text:style-name="_32_617">m</text:span><text:span text:style-name="_37_69">o</text:span><text:span text:style-name="_31_249">k</text:span><text:span text:style-name="_32_581">e</text:span><text:span text:style-name="_39_"> </text:span><text:span text:style-name="_31_357">a</text:span><text:span text:style-name="_32_401">l</text:span><text:span text:style-name="_36_01">o</text:span><text:span text:style-name="_31_741">n</text:span><text:span text:style-name="_32_401">g</text:span><text:span text:style-name="_38_41">,</text:span><text:span text:style-name="_39_05"> </text:span><text:span text:style-name="_32_605">t</text:span><text:span text:style-name="_34_09">h</text:span><text:span text:style-name="_31_165">e</text:span><text:span text:style-name="_32_641">n</text:span><text:span text:style-name="_36_97">,</text:span><text:span text:style-name="_39_09"> </text:span><text:span text:style-name="_32_029">i</text:span><text:span text:style-name="_33_13">f</text:span><text:span text:style-name="_39_09"> </text:span><text:span text:style-name="_32_689">i</text:span><text:span text:style-name="_36_01">t</text:span><text:span text:style-name="_39_05"> </text:span><text:span text:style-name="_32_581">i</text:span><text:span text:style-name="_34_57">s</text:span><text:span text:style-name="_39_05"> </text:span><text:span text:style-name="_32_389">t</text:span><text:span text:style-name="_37_81">h</text:span><text:span text:style-name="_31_381">e</text:span><text:span text:style-name="_31_809"> </text:span><text:span text:style-name="_36_37">c</text:span><text:span text:style-name="_31_357">u</text:span><text:span text:style-name="_32_1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9:52.85</meta:creation-date>
    <dc:title>Haathi</dc:title>
    <meta:editing-duration>PT1M2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21:12.64</dc:date>
    <meta:template xlink:type="simple" xlink:actuate="onRequest" xlink:title="Haathi" xlink:href="file:///C:/Users/kwa/AppData/Roaming/OpenOffice/4/user/template/Haathi.ott" meta:date="2016-02-22T21:19:52.48"/>
  </office:meta>
</office:document-meta>
</file>